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1" svg:font-family="Aptos" style:font-pitch="variable"/>
    <style:font-face style:name="Arial" svg:font-family="Arial" style:font-family-generic="system" style:font-pitch="variable"/>
    <style:font-face style:name="Helvetica Neue" svg:font-family="'Helvetica Neue'" style:font-family-generic="swiss"/>
    <style:font-face style:name="Helvetica Neue1" svg:font-family="'Helvetica Neu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paragraph-properties fo:text-align="justify" style:justify-single-word="false"/>
      <style:text-properties style:font-name="Aptos1"/>
    </style:style>
    <style:style style:name="P2" style:family="paragraph" style:parent-style-name="LO-normal">
      <loext:graphic-properties draw:fill="none" draw:fill-color="#ffffff"/>
      <style:paragraph-properties fo:line-height="120%" fo:text-align="justify" style:justify-single-word="false" fo:background-color="transparent"/>
      <style:text-properties style:font-name="Aptos1" officeooo:paragraph-rsid="000b8eaf"/>
    </style:style>
    <style:style style:name="P3" style:family="paragraph" style:parent-style-name="LO-normal">
      <loext:graphic-properties draw:fill="none" draw:fill-color="#ffffff"/>
      <style:paragraph-properties fo:line-height="120%" fo:text-align="justify" style:justify-single-word="false" fo:background-color="transparent"/>
      <style:text-properties style:font-name="Aptos1" officeooo:paragraph-rsid="000e9cbd"/>
    </style:style>
    <style:style style:name="P4" style:family="paragraph" style:parent-style-name="LO-normal">
      <loext:graphic-properties draw:fill="none" draw:fill-color="#ffffff"/>
      <style:paragraph-properties fo:line-height="120%" fo:text-align="justify" style:justify-single-word="false" fo:background-color="transparent"/>
      <style:text-properties style:font-name="Aptos1" officeooo:rsid="000e32d1" officeooo:paragraph-rsid="000e9cbd" style:font-name-asian="Arial" style:font-name-complex="Arial"/>
    </style:style>
    <style:style style:name="P5" style:family="paragraph" style:parent-style-name="LO-normal">
      <loext:graphic-properties draw:fill="none" draw:fill-color="#ffffff"/>
      <style:paragraph-properties fo:line-height="120%" fo:text-align="justify" style:justify-single-word="false" fo:background-color="transparent"/>
      <style:text-properties style:font-name="Aptos1" officeooo:paragraph-rsid="0009e3c0" style:font-name-asian="Arial" style:font-name-complex="Arial"/>
    </style:style>
    <style:style style:name="P6" style:family="paragraph" style:parent-style-name="Text_20_body">
      <style:text-properties style:font-name="Aptos1" officeooo:rsid="0009e3c0" officeooo:paragraph-rsid="0009e3c0"/>
    </style:style>
    <style:style style:name="P7" style:family="paragraph" style:parent-style-name="Footnote">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2e04e"/>
    </style:style>
    <style:style style:name="P10" style:family="paragraph" style:parent-style-name="Text_20_body">
      <style:paragraph-properties fo:text-align="justify" style:justify-single-word="false"/>
      <style:text-properties officeooo:paragraph-rsid="0019fb81"/>
    </style:style>
    <style:style style:name="P11" style:family="paragraph" style:parent-style-name="Text_20_body">
      <loext:graphic-properties draw:fill="none" draw:fill-color="#ffffff"/>
      <style:paragraph-properties fo:line-height="120%" fo:text-align="justify" style:justify-single-word="false" fo:background-color="transparent"/>
      <style:text-properties officeooo:paragraph-rsid="0009e3c0"/>
    </style:style>
    <style:style style:name="P12" style:family="paragraph" style:parent-style-name="Heading_20_1">
      <style:text-properties style:font-name="Aptos1" officeooo:rsid="0009e3c0" officeooo:paragraph-rsid="0009e3c0"/>
    </style:style>
    <style:style style:name="P13" style:family="paragraph" style:parent-style-name="Heading_20_1">
      <loext:graphic-properties draw:fill="none" draw:fill-color="#ffffff"/>
      <style:paragraph-properties fo:line-height="120%" fo:text-align="justify" style:justify-single-word="false" fo:background-color="transparent"/>
      <style:text-properties style:font-name="Aptos1" officeooo:paragraph-rsid="0009e3c0" style:font-name-asian="Arial" style:font-name-complex="Arial"/>
    </style:style>
    <style:style style:name="P14" style:family="paragraph" style:parent-style-name="Heading_20_1">
      <style:text-properties style:font-name="Aptos1"/>
    </style:style>
    <style:style style:name="P15" style:family="paragraph" style:parent-style-name="Heading_20_1">
      <style:text-properties style:font-name="Aptos1" officeooo:paragraph-rsid="0010b95b"/>
    </style:style>
    <style:style style:name="T1" style:family="text">
      <style:text-properties style:text-position="super 58%"/>
    </style:style>
    <style:style style:name="T2" style:family="text">
      <style:text-properties style:text-position="super 58%" fo:background-color="#bbe33d" loext:char-shading-value="0" style:font-name-asian="Arial" style:font-name-complex="Arial"/>
    </style:style>
    <style:style style:name="T3" style:family="text">
      <style:text-properties fo:font-style="italic" style:font-style-asian="italic" style:font-style-complex="italic"/>
    </style:style>
    <style:style style:name="T4" style:family="text">
      <style:text-properties fo:font-style="italic" style:font-name-asian="Arial" style:font-style-asian="italic" style:font-name-complex="Arial" style:font-style-complex="italic"/>
    </style:style>
    <style:style style:name="T5" style:family="text">
      <style:text-properties fo:font-style="italic" officeooo:rsid="000c3fa2" style:font-name-asian="Arial" style:font-style-asian="italic" style:font-name-complex="Arial" style:font-style-complex="italic"/>
    </style:style>
    <style:style style:name="T6" style:family="text">
      <style:text-properties fo:font-style="italic" officeooo:rsid="000e32d1" style:font-name-asian="Arial" style:font-style-asian="italic" style:font-name-complex="Arial" style:font-style-complex="italic"/>
    </style:style>
    <style:style style:name="T7" style:family="text">
      <style:text-properties fo:font-style="normal" officeooo:rsid="000e32d1" style:font-name-asian="Arial" style:font-style-asian="normal" style:font-name-complex="Arial" style:font-style-complex="normal"/>
    </style:style>
    <style:style style:name="T8" style:family="text">
      <style:text-properties style:font-name="Aptos1" style:font-name-asian="Arial" style:font-name-complex="Arial"/>
    </style:style>
    <style:style style:name="T9" style:family="text">
      <style:text-properties style:font-name="Aptos1" fo:font-style="italic" style:font-name-asian="Arial" style:font-style-asian="italic" style:font-name-complex="Arial" style:font-style-complex="italic"/>
    </style:style>
    <style:style style:name="T10" style:family="text">
      <style:text-properties style:font-name-asian="Arial" style:font-name-complex="Arial"/>
    </style:style>
    <style:style style:name="T11" style:family="text">
      <style:text-properties officeooo:rsid="000b8eaf" style:font-name-asian="Arial" style:font-name-complex="Arial"/>
    </style:style>
    <style:style style:name="T12" style:family="text">
      <style:text-properties officeooo:rsid="000c3fa2" style:font-name-asian="Arial" style:font-name-complex="Arial"/>
    </style:style>
    <style:style style:name="T13" style:family="text">
      <style:text-properties officeooo:rsid="000e32d1" style:font-name-asian="Arial" style:font-name-complex="Arial"/>
    </style:style>
    <style:style style:name="T14" style:family="text">
      <style:text-properties officeooo:rsid="0014a0e4" style:font-name-asian="Arial" style:font-name-complex="Arial"/>
    </style:style>
    <style:style style:name="T15" style:family="text">
      <style:text-properties officeooo:rsid="001e9b52" style:font-name-asian="Arial" style:font-name-complex="Arial"/>
    </style:style>
    <style:style style:name="T16" style:family="text">
      <style:text-properties officeooo:rsid="00234d70" style:font-name-asian="Arial" style:font-name-complex="Arial"/>
    </style:style>
    <style:style style:name="T17" style:family="text">
      <style:text-properties officeooo:rsid="000e9cbd"/>
    </style:style>
    <style:style style:name="T18" style:family="text">
      <style:text-properties officeooo:rsid="0012e04e"/>
    </style:style>
    <style:style style:name="T19" style:family="text">
      <style:text-properties officeooo:rsid="0014a0e4"/>
    </style:style>
    <style:style style:name="T20" style:family="text">
      <style:text-properties officeooo:rsid="001731a3"/>
    </style:style>
    <style:style style:name="T21" style:family="text">
      <style:text-properties officeooo:rsid="0017595c"/>
    </style:style>
    <style:style style:name="T22" style:family="text">
      <style:text-properties officeooo:rsid="0018ea2e"/>
    </style:style>
    <style:style style:name="T23" style:family="text">
      <style:text-properties officeooo:rsid="0019fb81"/>
    </style:style>
    <style:style style:name="T24" style:family="text">
      <style:text-properties officeooo:rsid="001d466b"/>
    </style:style>
    <style:style style:name="T25" style:family="text">
      <style:text-properties officeooo:rsid="001dcdeb"/>
    </style:style>
    <style:style style:name="T26" style:family="text">
      <style:text-properties officeooo:rsid="001e1d83"/>
    </style:style>
    <style:style style:name="T27" style:family="text">
      <style:text-properties officeooo:rsid="001e3be8"/>
    </style:style>
    <style:style style:name="T28" style:family="text">
      <style:text-properties officeooo:rsid="001e9b52"/>
    </style:style>
    <style:style style:name="T29" style:family="text">
      <style:text-properties officeooo:rsid="002051e2"/>
    </style:style>
    <style:style style:name="T30" style:family="text">
      <style:text-properties fo:background-color="#bbe33d" loext:char-shading-value="0" style:font-name-asian="Arial" style:font-name-complex="Arial"/>
    </style:style>
    <style:style style:name="T31" style:family="text">
      <style:text-properties officeooo:rsid="0009e3c0" fo:background-color="#bbe33d" loext:char-shading-value="0" style:font-name-asian="Arial" style:font-name-complex="Arial"/>
    </style:style>
    <style:style style:name="T32" style:family="text">
      <style:text-properties officeooo:rsid="000e32d1" fo:background-color="#bbe33d" loext:char-shading-value="0" style:font-name-asian="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ésumé de thèse</text:p>
      <text:p text:style-name="Subtitle">« Dans les petits papiers de Charcot : de l’expérimentation aux prémisses de la neurologie <text:span text:style-name="T29">moderne »</text:span></text:p>
      <text:h text:style-name="P12" text:outline-level="1">Contexte</text:h>
      <text:p text:style-name="P6"/>
      <text:p text:style-name="P3"><text:span text:style-name="T30">Ce projet de thèse, à la jonction de</text:span><text:span text:style-name="T31">s</text:span><text:span text:style-name="T30"> Lettres </text:span><text:span text:style-name="T31">(notamment, l’histoire des sciences) et de l’informatique</text:span><text:span text:style-name="T30">, propose une étude </text:span><text:span text:style-name="T31">interdisciplinaire</text:span><text:span text:style-name="T30"> dont l’objectif est </text:span><text:span text:style-name="T32">la</text:span><text:span text:style-name="T30"> valorisation du fonds patrimonial de Jean-Martin Charcot, fondateur de la neurologie moderne au XIX</text:span><text:span text:style-name="T2">e</text:span><text:span text:style-name="T30"> siècle en France. Figure emblématique et directeur de l’illustre École de la Salpêtrière, basée à l’hôpital de la Salpêtrière à Paris, Charcot a laissé une trace indélébile dans le domaine de la neurologie</text:span><text:span text:style-name="T10">. Il est essentiellement connu pour ses études sur les troubles névrotiques, notamment l’hystérie, ainsi que sur l’hypnose, méthode utilisée afin d’induire l’état modifié de conscience d’un sujet, permettant l’analyse des symptômes hystérique</text:span><text:span text:style-name="T11">s</text:span><text:span text:style-name="T11"><text:note text:id="ftn1" text:note-class="footnote"><text:note-citation>1</text:note-citation><text:note-body><text:p text:style-name="Footnote">Ces explorations des abîmes de l'esprit humain lui ont valu les appellations « le Napoléon des névroses » ou bien « le Paganini de l'hystérie » (<text:a xlink:type="simple" xlink:href="https://www.cairn.info/freud-et-la-psychanalyse--9782361063542-page-22.htm" text:style-name="Internet_20_link" text:visited-style-name="Visited_20_Internet_20_Link">Marmion, 2015</text:a>).</text:p></text:note-body></text:note></text:span><text:span text:style-name="T11">. </text:span><text:span text:style-name="T12">Son nom est également associé </text:span><text:span text:style-name="T13">à de nombreuses pathologies connues aujourd’hui, </text:span><text:span text:style-name="T12">comme la </text:span><text:span text:style-name="T5">maladie de Parkinson</text:span><text:span text:style-name="T12">, la </text:span><text:span text:style-name="T5">sclérose en plaques disséminées </text:span><text:span text:style-name="T7">(sclérose multiple)</text:span><text:span text:style-name="T5">,</text:span><text:span text:style-name="T11"> </text:span><text:span text:style-name="T13">la </text:span><text:span text:style-name="T6">sclérose latérale amyotrophique</text:span><text:span text:style-name="T13"> (maladie de Charcot, ou maladie Lou-Gehrig) etc.</text:span><text:span text:style-name="T13"><text:note text:id="ftn2" text:note-class="footnote"><text:note-citation>2</text:note-citation><text:note-body><text:p text:style-name="P1">Pour un aperçu détaillé des contributions majeures de Charcot dans le domaine de la <text:span text:style-name="T17">médecine</text:span>, voir <text:a xlink:type="simple" xlink:href="https://www.ncbi.nlm.nih.gov/pmc/articles/PMC10756797/pdf/10-1055-s-0043-1775984.pdf" text:style-name="Internet_20_link" text:visited-style-name="Visited_20_Internet_20_Link">Camargo </text:a><text:a xlink:type="simple" xlink:href="https://www.ncbi.nlm.nih.gov/pmc/articles/PMC10756797/pdf/10-1055-s-0043-1775984.pdf" text:style-name="Internet_20_link" text:visited-style-name="Visited_20_Internet_20_Link"><text:span text:style-name="T3">et al.</text:span></text:a><text:a xlink:type="simple" xlink:href="https://www.ncbi.nlm.nih.gov/pmc/articles/PMC10756797/pdf/10-1055-s-0043-1775984.pdf" text:style-name="Internet_20_link" text:visited-style-name="Visited_20_Internet_20_Link"> (2024)</text:a>.</text:p></text:note-body></text:note></text:span><text:span text:style-name="T13">. </text:span></text:p>
      <text:p text:style-name="P4"/>
      <text:p text:style-name="P3"><text:span text:style-name="T10">Charcot a créé un véritable réseau scientifique et artistique autour de soi grâce à ses idées novatrices qui ont eu un grand retentissement parmi ses collaborateurs, élèves et savants polymathes : Paul Richer (1849-1933), anatomiste, neurologue et sculpteur ; Georges Gilles de la Tourette (1857-1904), psychiatre et neurologue ; Pierre Janet (1839-1916), philosophe, neurologue et psychiatre ; Désiré Magloire Bourneville (1840-1909), homme politique et neurologue ; Joseph Babinski (1857-1932), neurologue et neurobiologiste, pour n’en nommer que quelques-uns (</text:span><text:a xlink:type="simple" xlink:href="https://nah.sen.es/vmfiles/abstract/NAHV2N2201454_73EN.pdf" text:style-name="Internet_20_link" text:visited-style-name="Visited_20_Internet_20_Link"><text:span text:style-name="T10">Bogousslavsky, 2014</text:span></text:a><text:span text:style-name="T10">). L’impact colossal de Charcot sur sa propre discipline se reflète aussi dans le changement d’intérêt radical du célèbre psychanalyste Sigmund Freud (1856-1939), caractérisé par le passage de la neurologie générale à l’hystérie, l’hypnose et d’autres troubles psychologiques. En effet, son séjour dans le service de Charcot à Paris en 1885-1886 a donné lieu au développement de la théorie psychanalytique (</text:span><text:a xlink:type="simple" xlink:href="https://docs.bvsalud.org/biblioref/2018/07/907032/revista542v4-artigo6.pdf" text:style-name="Internet_20_link" text:visited-style-name="Visited_20_Internet_20_Link"><text:span text:style-name="T10">Camargo </text:span></text:a><text:a xlink:type="simple" xlink:href="https://docs.bvsalud.org/biblioref/2018/07/907032/revista542v4-artigo6.pdf" text:style-name="Internet_20_link" text:visited-style-name="Visited_20_Internet_20_Link"><text:span text:style-name="T4">et al.</text:span></text:a><text:a xlink:type="simple" xlink:href="https://docs.bvsalud.org/biblioref/2018/07/907032/revista542v4-artigo6.pdf" text:style-name="Internet_20_link" text:visited-style-name="Visited_20_Internet_20_Link"><text:span text:style-name="T10">, 2018</text:span></text:a><text:span text:style-name="T10">). Néanmoins, certains scientifiques ont fortement contesté le raisonnement scientifique de Charcot, comme le neurologue Hippolyte Bernheim (1840-1919) avec l’École de Nancy pendant les années 1880-1890</text:span><text:span text:style-name="T10"><text:note text:id="ftn3" text:note-class="footnote"><text:note-citation>3</text:note-citation><text:note-body><text:p text:style-name="P7">Cette polémique porte sur la nature de l’hypnose qui, pour Charcot, représentait un état pathologique propre aux hystériques, et non pas un état de sommeil obtenu par suggestion qui est susceptible d’applications thérapeutiques (et donc, applicable à pratiquement n’importe qui), comme le soutenait <text:a xlink:type="simple" xlink:href="https://gallica.bnf.fr/ark:/12148/bpt6k97805169" text:style-name="Internet_20_link" text:visited-style-name="Visited_20_Internet_20_Link">Bernheim (1891)</text:a>.</text:p></text:note-body></text:note></text:span><text:span text:style-name="T10">.</text:span></text:p>
      <text:h text:style-name="P13" text:outline-level="1"><text:soft-page-break/>Objectifs de l'étude</text:h>
      <text:p text:style-name="P11"><text:span text:style-name="T8">Nous visons à mesurer informatiquement l’impact de Charcot sur son réseau scientifique. Cette mesure se fonde sur l’analyse des concepts-clés en matière de son discours scientifique, et plus particulièrement sur l’opérationnalisation du terme « influence », définie ici comme une intertextualité uni-directionnelle, allant des écrits de Charcot (ci-après corpus « Charcot ») vers ceux de ses collaborateurs et successeurs (ci-après corpus « Autres »). Il s’agit donc </text:span><text:span text:style-name="T9">in fine</text:span><text:span text:style-name="T8"> d’aborder computationnellement <text:s/>la question des circulations, non pas des artefacts matériels comme les manuscrits (</text:span><text:a xlink:type="simple" xlink:href="https://hal.science/hal-03066108" text:style-name="Internet_20_link" text:visited-style-name="Visited_20_Internet_20_Link"><text:span text:style-name="T8">Gabay </text:span></text:a><text:a xlink:type="simple" xlink:href="https://hal.science/hal-03066108" text:style-name="Internet_20_link" text:visited-style-name="Visited_20_Internet_20_Link"><text:span text:style-name="T9">et al.</text:span></text:a><text:a xlink:type="simple" xlink:href="https://hal.science/hal-03066108" text:style-name="Internet_20_link" text:visited-style-name="Visited_20_Internet_20_Link"><text:span text:style-name="T8">, 2021</text:span></text:a><text:span text:style-name="T8">) et les images (</text:span><text:a xlink:type="simple" xlink:href="https://docs.lib.purdue.edu/artlas/vol8/iss3/8/" text:style-name="Internet_20_link" text:visited-style-name="Visited_20_Internet_20_Link"><text:span text:style-name="T8">Joyeux-Prunel, 2019</text:span></text:a><text:span text:style-name="T8">), mais des phénomènes textuels complexes (</text:span><text:a xlink:type="simple" xlink:href="https://doi.org/10.18653/v1/W19-2514" text:style-name="Internet_20_link" text:visited-style-name="Visited_20_Internet_20_Link"><text:span text:style-name="T8">Manjavacas </text:span></text:a><text:a xlink:type="simple" xlink:href="https://doi.org/10.18653/v1/W19-2514" text:style-name="Internet_20_link" text:visited-style-name="Visited_20_Internet_20_Link"><text:span text:style-name="T9">et al.</text:span></text:a><text:a xlink:type="simple" xlink:href="https://doi.org/10.18653/v1/W19-2514" text:style-name="Internet_20_link" text:visited-style-name="Visited_20_Internet_20_Link"><text:span text:style-name="T8">, 2019</text:span></text:a><text:span text:style-name="T8">) ayant une dimension théorique forte.</text:span></text:p>
      <text:p text:style-name="P2"><text:span text:style-name="T10">La premi</text:span><text:span text:style-name="T16">è</text:span><text:span text:style-name="T10">re contribution de ce travail est la constitution d’un corpus numérique à partir des archives en question déjà numérisées. Comme deuxième contribution, nous proposons la mise en place d’une chaîne de traitement semi-automatique consistant en l’océrisation </text:span><text:span text:style-name="T14">des ouvrages importants n’ayant pas été océrisés (notamment les leçons manuscrites de Charcot)</text:span><text:span text:style-name="T10">, la correction de sortie OCR, la structuration des données au format XML-TEI, la fouille sémantique et </text:span><text:span text:style-name="T15">l’extraction des mots-clés</text:span><text:span text:style-name="T10"> pour étudier le transfert interdisciplinaire du discours médical de Charcot dans les écrits réalisés en collaboration et dans ceux de ses continuateurs et disciples. </text:span></text:p>
      <text:h text:style-name="P14" text:outline-level="1">Corpus</text:h>
      <text:p text:style-name="P9"><text:span text:style-name="T18">Le corpus utilisé dans le cadre de cette thèse est océrisé et fourni librement sous format XML par la Bibliothèque de Sorbonne Université (BSU), qui a mis à disposition l’intégralité du fonds Charcot, librement accessible sur le portail numérique SorbonNum</text:span><text:span text:style-name="T18"><text:note text:id="ftn4" text:note-class="footnote"><text:note-citation>4</text:note-citation><text:note-body><text:p text:style-name="Footnote"><text:a xlink:type="simple" xlink:href="https://patrimoine.sorbonne-universite.fr/collection/Fonds-Charcot" text:style-name="Internet_20_link" text:visited-style-name="Visited_20_Internet_20_Link">https://patrimoine.sorbonne-universite.fr/collection/Fonds-Charcot</text:a> </text:p></text:note-body></text:note></text:span><text:span text:style-name="T18">.</text:span> <text:span text:style-name="T18">C</text:span>e fonds est constitué de la bibliothèque personnelle de Charcot, <text:span text:style-name="T3">i.e.</text:span> des ouvrages de lui-même et de ses <text:span text:style-name="T19">collègues</text:span>, périodiques, collections de thèses et de tirés à part, manuscrits <text:span text:style-name="T19">(leçons)</text:span>, observations, collection des ouvrages neurologiques couvrant la seconde part du XIX<text:span text:style-name="T1">e</text:span> siècle. <text:span text:style-name="T19">Il est</text:span> augmenté de la bibliothèque des Internes de la Salpêtrière (ouvrages, périodiques, thèses en neurologie et psychiatrie pour la période 1900-1950). </text:p>
      <text:h text:style-name="P15" text:outline-level="1">Méthodologie</text:h>
      <text:p text:style-name="P10">Notre démarche s’articulera en deux temps : l’analyse du discours neuropathologique de Charcot, et l’influence de celui-ci sur sa propre discipline. Tout d’abord, la fouille de textes <text:span text:style-name="T21">dans le cadre</text:span> <text:span text:style-name="T21">d</text:span>es approches textométriques à l'aide du logiciel TXM<text:note text:id="ftn5" text:note-class="footnote"><text:note-citation>5</text:note-citation><text:note-body><text:p text:style-name="Footnote"><text:a xlink:type="simple" xlink:href="https://txm.gitpages.huma-num.fr/textometrie/" text:style-name="Internet_20_link" text:visited-style-name="Visited_20_Internet_20_Link">https://txm.gitpages.huma-num.fr/textometrie/</text:a> </text:p></text:note-body></text:note><text:span text:style-name="T21"> nous permettra</text:span> <text:span text:style-name="T21">de repérer les termes sous ou sur-représentés dans le corpus « Charcot » et « Autres »</text:span><text:span text:style-name="T22"> </text:span><text:span text:style-name="T24">en utilisant le</text:span><text:span text:style-name="T22"> calcul de spécificités (</text:span><text:a xlink:type="simple" xlink:href="https://www.persee.fr/doc/mots_0243-6450_1980_num_1_1_1008" text:style-name="Internet_20_link" text:visited-style-name="Visited_20_Internet_20_Link"><text:span text:style-name="T22">Lafon, 1980</text:span></text:a><text:span text:style-name="T22">)</text:span><text:span text:style-name="T21">. </text:span></text:p>
      <text:p text:style-name="P10"><text:span text:style-name="T22">Ensuite, nous comptons fournir les </text:span>visualisations appropriées, générées par exemple par les plongements des mots, faciliteront l’identification des champs lexicaux et les isotopies, ainsi <text:soft-page-break/>que la modélisation des sujets ou des marqueurs spécifiques (iconographiques, religieux, théâtraux...) de la circulation des idées de Charcot. <text:span text:style-name="T23">Ensuite, </text:span>nous comptons effectuer l'extraction des mots-clés avec l'outil KeyBERT<text:note text:id="ftn6" text:note-class="footnote"><text:note-citation>6</text:note-citation><text:note-body><text:p text:style-name="Footnote"><text:a xlink:type="simple" xlink:href="https://github.com/MaartenGr/KeyBERT" text:style-name="Internet_20_link" text:visited-style-name="Visited_20_Internet_20_Link">https://github.com/MaartenGr/KeyBERT</text:a> </text:p></text:note-body></text:note>, ainsi que la modélisation des sujets avec BERTopic<text:note text:id="ftn7" text:note-class="footnote"><text:note-citation>7</text:note-citation><text:note-body><text:p text:style-name="Footnote"><text:a xlink:type="simple" xlink:href="https://maartengr.github.io/BERTopic/index.html" text:style-name="Internet_20_link" text:visited-style-name="Visited_20_Internet_20_Link">https://maartengr.github.io/BERTopic/index.html</text:a> </text:p></text:note-body></text:note> (ces outils sont disponibles sur Pandore<text:note text:id="ftn8" text:note-class="footnote"><text:note-citation>8</text:note-citation><text:note-body><text:p text:style-name="Footnote"><text:a xlink:type="simple" xlink:href="https://pandore-toolbox.isir.upmc.fr/" text:style-name="Internet_20_link" text:visited-style-name="Visited_20_Internet_20_Link">https://pandore-toolbox.isir.upmc.fr/</text:a> </text:p></text:note-body></text:note>, interface qui permet d'utiliser en ligne un ensemble d'outils de manipulation et de traitement de corpus textuels). Nous allons mesurer l'importance des termes médicaux selon trois mesures de pondération : TF-IDF, BM25 et BERT. <text:span text:style-name="T23">Enfin, n</text:span>ous souhaitons également croiser les données lexicales avec une analyse sémantique fine ; croisement qui est rendu possible grâce à la plateforme A<text:span text:style-name="T23">riane</text:span><text:note text:id="ftn9" text:note-class="footnote"><text:note-citation>9</text:note-citation><text:note-body><text:p text:style-name="Footnote"><text:a xlink:type="simple" xlink:href="https://obtic.huma-num.fr/ariane/" text:style-name="Internet_20_link" text:visited-style-name="Visited_20_Internet_20_Link">https://obtic.huma-num.fr/ariane/</text:a> </text:p></text:note-body></text:note> développée au sein du LabEx <text:span text:style-name="T21">ObTIC</text:span> pour analyser et comparer, <text:span text:style-name="T25">par exemple,</text:span> quel est le traitement du corps dans l'association de la névrose et du génie.</text:p>
      <text:h text:style-name="P14" text:outline-level="1">Résultats attendus</text:h>
      <text:p text:style-name="P8">Cette thèse va permettre de <text:span text:style-name="T26">diffuser</text:span> un corpus numérique inédit et exploitable de la part de la communauté scientifique. En confrontant ces différentes données et les divers outils numériques, nous allons fabriquer et évaluer la chaîne de traitement comprenant l'océrisation des textes, la correction automatique des sorties OCR, la structuration des données au format XML-TEI, la fouille sémantique et l’<text:span text:style-name="T28">extraction des mots-clés</text:span>. Grâce à cette chaîne, nous rendrons compte de l’impact de Charcot sur son réseau scientifique en termes de circulation de son discours médical du point de vue numérique. Ce projet va contribuer à mettre à jour l’état de l’art et <text:span text:style-name="T27">à </text:span>donner lieu à une réflexion sur la valorisation des archives patrimoniales en général, ainsi que sur celles hébergées par Sorbonne Université.</text:p>
      <text:h text:style-name="P14" text:outline-level="1">Conclusion</text:h>
      <text:p text:style-name="P8">Cette recherche apportera deux contributions principales. Premièrement, la valorisation du patrimoine scientifique de Jean-Martin Charcot en constituant un corpus numérique à partir de ses archives déjà numérisées, ainsi que la numérisation ponctuelle de nouveaux ouvrages, lequel sera mis à disposition à la communauté scientifique et utilisé dans <text:span text:style-name="T20">le</text:span> cadre d<text:span text:style-name="T20">e notre </text:span>étude. L'établissement de ce corpus va donc ouvrir de nombreuses pistes de recherche pluridisciplinaires (historiques, médicales, lexicographiques, littéraires, etc.). Comme deuxième contribution, nous proposons la mise en place d’une chaîne de traitement <text:span text:style-name="T28">semi-</text:span>automatique consistant en l’océrisation, la correction automatique de sortie OCR, la structuration des données au format XML-TEI, la fouille sémantique et l’<text:span text:style-name="T28">extraction des mots-clés</text:span> pour étudier le transfert du discours de Charcot aux différentes disciplines. De cette manière, nous établirons un nouveau modèle de l’édition numérique <text:span text:style-name="T20">interrogeable</text:span> et exploitable, grâce à laquelle nous pourrons établir et explorer l’influence interdisciplinaire de Charcot envers ses contemporains et continuateurs. Au-delà des finalités de ce projet de thèse, ce modèle généralisable sera aussi applicable à d’autres projets de numérisation et de valorisation des fonds patrimoniaux. </text:p>
      <text:p text:style-name="P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1" svg:font-family="Aptos" style:font-pitch="variable"/>
    <style:font-face style:name="Arial" svg:font-family="Arial" style:font-family-generic="system" style:font-pitch="variable"/>
    <style:font-face style:name="Helvetica Neue" svg:font-family="'Helvetica Neue'" style:font-family-generic="swiss"/>
    <style:font-face style:name="Helvetica Neue1" svg:font-family="'Helvetica Neu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ptos"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ptos"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ptos" fo:font-family="Apto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ptos" fo:font-family="Apto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ptos" fo:font-family="Apto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ptos" fo:font-family="Aptos" style:font-size-asian="12pt" style:font-name-complex="Lohit Devanagari" style:font-family-complex="'Lohit Devanagari'"/>
    </style:style>
    <style:style style:name="LO-normal" style:family="paragraph">
      <loext:graphic-properties draw:fill="solid" draw:fill-color="#ffffff"/>
      <style:paragraph-properties fo:margin-top="0cm" fo:margin-bottom="0cm" style:contextual-spacing="false" fo:text-align="start" style:justify-single-word="false" fo:orphans="2" fo:widows="2" fo:hyphenation-ladder-count="no-limit" fo:background-color="#ffffff" style:writing-mode="lr-tb"/>
      <style:text-properties style:use-window-font-color="true" loext:opacity="0%" style:font-name="Helvetica Neue" fo:font-family="'Helvetica Neue'" style:font-family-generic="swiss" fo:font-size="12pt" fo:language="en" fo:country="US" style:letter-kerning="false" style:font-name-asian="Helvetica Neue1" style:font-family-asian="'Helvetica Neue'" style:font-family-generic-asian="system" style:font-pitch-asian="variable" style:font-size-asian="12pt" style:language-asian="zh" style:country-asian="CN" style:font-name-complex="Helvetica Neue1" style:font-family-complex="'Helvetica Neue'"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judmila Petkovic</meta:initial-creator>
    <meta:creation-date>2024-02-13T14:39:21.529327060</meta:creation-date>
    <dc:date>2024-03-07T21:31:37.472648493</dc:date>
    <dc:creator>Ljudmila Petkovic</dc:creator>
    <meta:editing-duration>P1DT6H22M28S</meta:editing-duration>
    <meta:editing-cycles>17</meta:editing-cycles>
    <meta:generator>LibreOffice/7.3.7.2$Linux_X86_64 LibreOffice_project/30$Build-2</meta:generator>
    <meta:document-statistic meta:table-count="0" meta:image-count="0" meta:object-count="0" meta:page-count="4" meta:paragraph-count="26" meta:word-count="1249" meta:character-count="8902" meta:non-whitespace-character-count="7667"/>
  </office:meta>
</office:document-meta>
</file>